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fo:color="#abb2bf" style:font-name="Droid Sans Mono" fo:font-size="10.5pt" fo:font-weight="normal" officeooo:paragraph-rsid="0002d6d8" fo:background-color="#282c34"/>
    </style:style>
    <style:style style:name="P4" style:family="paragraph" style:parent-style-name="Standard">
      <style:paragraph-properties fo:line-height="200%"/>
      <style:text-properties officeooo:paragraph-rsid="0002d6d8"/>
    </style:style>
    <style:style style:name="P5" style:family="paragraph" style:parent-style-name="Standard">
      <style:paragraph-properties style:line-height-at-least="0.198in"/>
      <style:text-properties fo:color="#abb2bf" style:font-name="Droid Sans Mono" fo:font-size="10.5pt" fo:font-weight="normal" fo:background-color="#282c34"/>
    </style:style>
    <style:style style:name="P6" style:family="paragraph" style:parent-style-name="Standard">
      <style:paragraph-properties fo:line-height="200%"/>
      <style:text-properties fo:color="#abb2bf" style:font-name="Droid Sans Mono" fo:font-size="10.5pt" fo:font-weight="normal" officeooo:paragraph-rsid="0002d6d8" fo:background-color="#282c34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/>
    </style:style>
    <style:style style:name="T7" style:family="text">
      <style:text-properties fo:color="#56b6c2"/>
    </style:style>
    <style:style style:name="T8" style:family="text">
      <style:text-properties fo:color="#56b6c2" style:font-name="Droid Sans Mono" fo:font-size="10.5pt" fo:font-weight="normal" fo:background-color="#282c34" loext:char-shading-value="0"/>
    </style:style>
    <style:style style:name="T9" style:family="text">
      <style:text-properties fo:color="#61afef"/>
    </style:style>
    <style:style style:name="T10" style:family="text">
      <style:text-properties fo:color="#61afef" style:font-name="Droid Sans Mono" fo:font-size="10.5pt" fo:font-weight="normal" fo:background-color="#282c34" loext:char-shading-value="0"/>
    </style:style>
    <style:style style:name="T11" style:family="text">
      <style:text-properties fo:color="#c678dd"/>
    </style:style>
    <style:style style:name="T12" style:family="text">
      <style:text-properties fo:color="#c678dd" fo:font-style="italic"/>
    </style:style>
    <style:style style:name="T13" style:family="text">
      <style:text-properties fo:color="#c678dd" style:font-name="Droid Sans Mono" fo:font-size="10.5pt" fo:font-weight="normal" fo:background-color="#282c34" loext:char-shading-value="0"/>
    </style:style>
    <style:style style:name="T14" style:family="text">
      <style:text-properties fo:color="#c678dd" style:font-name="Droid Sans Mono" fo:font-size="10.5pt" fo:font-style="italic" fo:font-weight="normal" fo:background-color="#282c34" loext:char-shading-value="0"/>
    </style:style>
    <style:style style:name="T15" style:family="text">
      <style:text-properties fo:color="#d19a66"/>
    </style:style>
    <style:style style:name="T16" style:family="text">
      <style:text-properties fo:color="#d19a66" fo:font-style="italic"/>
    </style:style>
    <style:style style:name="T17" style:family="text">
      <style:text-properties fo:color="#d19a66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style:font-name="Droid Sans Mono" fo:font-size="10.5pt" fo:font-weight="normal" fo:background-color="#282c34" loext:char-shading-value="0"/>
    </style:style>
    <style:style style:name="T19" style:family="text">
      <style:text-properties fo:color="#98c379"/>
    </style:style>
    <style:style style:name="T20" style:family="text">
      <style:text-properties fo:color="#98c379" style:font-name="Droid Sans Mono" fo:font-size="10.5pt" fo:font-weight="normal" fo:background-color="#282c34" loext:char-shading-value="0"/>
    </style:style>
    <style:style style:name="T21" style:family="text">
      <style:text-properties officeooo:rsid="00065d36"/>
    </style:style>
    <style:style style:name="T22" style:family="text">
      <style:text-properties officeooo:rsid="000b2b6c"/>
    </style:style>
    <style:style style:name="T23" style:family="text">
      <style:text-properties fo:color="#abb2bf" style:font-name="Droid Sans Mono" fo:font-size="10.5pt" fo:font-weight="normal" fo:background-color="#282c34" loext:char-shading-value="0"/>
    </style:style>
    <style:style style:name="T24" style:family="text">
      <style:text-properties officeooo:rsid="000c5c84"/>
    </style:style>
    <style:style style:name="T25" style:family="text">
      <style:text-properties officeooo:rsid="00105b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3">training.MSSubClass <text:span text:style-name="T7">=</text:span> training.MSSubClass.<text:span text:style-name="T9">apply</text:span>(<text:span text:style-name="T11">lambda</text:span> <text:span text:style-name="T16">x</text:span>: <text:span text:style-name="T7">str</text:span>(<text:span text:style-name="T19">'other'</text:span>) <text:span text:style-name="T12">if</text:span> x <text:span text:style-name="T12">in</text:span> <text:span text:style-name="T21">mssub_</text:span>others <text:span text:style-name="T12">else</text:span> <text:span text:style-name="T7">str</text:span>(x))</text:p>
      <text:p text:style-name="P1"/>
      <text:p text:style-name="P1">'MSZoning'</text:p>
      <text:p text:style-name="P3">mszoning_others <text:span text:style-name="T7">=</text:span> [<text:span text:style-name="T19">'FV'</text:span>, <text:span text:style-name="T19">'RH'</text:span>, <text:span text:style-name="T19">'C (all)'</text:span>]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3">training[<text:span text:style-name="T19">'Street_Pave'</text:span>] <text:span text:style-name="T7">=</text:span> training.Street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Pave'</text:span> <text:span text:style-name="T12">else</text:span> <text:span text:style-name="T15">0</text:span>)</text:p>
      <text:p text:style-name="P1"/>
      <text:p text:style-name="P1">'Alley' – <text:span text:style-name="T1">mostly null </text:span><text:span text:style-name="T2">(no alley access)</text:span></text:p>
      <text:p text:style-name="P3">training.Alley <text:span text:style-name="T7">=</text:span> training.Alley.<text:span text:style-name="T9">apply</text:span>(<text:span text:style-name="T11">lambda</text:span> <text:span text:style-name="T16">x</text:span>: <text:span text:style-name="T15">1</text:span> <text:span text:style-name="T12">if</text:span> <text:span text:style-name="T7">type</text:span>(x) <text:span text:style-name="T7">==</text:span> <text:span text:style-name="T7">str</text:span> <text:span text:style-name="T12">else</text:span> <text:span text:style-name="T15">0</text:span>)</text:p>
      <text:p text:style-name="P1"/>
      <text:p text:style-name="P1">'LotShape'</text:p>
      <text:p text:style-name="P3">training.LotShape <text:span text:style-name="T7">=</text:span> training.LotShape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12">in</text:span> lotshape_others <text:span text:style-name="T12">else</text:span> x)</text:p>
      <text:p text:style-name="P1"/>
      <text:p text:style-name="P1">'LandContour'</text:p>
      <text:p text:style-name="P3">training[<text:span text:style-name="T19">'LandContour_Flat'</text:span>] <text:span text:style-name="T7">=</text:span> training.LandContour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Lvl'</text:span> <text:span text:style-name="T12">else</text:span> <text:span text:style-name="T15">0</text:span>)</text:p>
      <text:p text:style-name="P1"/>
      <text:p text:style-name="P1">'Utilities' – <text:span text:style-name="T3">change to binary, </text:span><text:span text:style-name="T22">remove</text:span></text:p>
      <text:p text:style-name="P1">'LotConfig' - </text:p>
      <text:p text:style-name="P3">training.LotConfig <text:span text:style-name="T7">=</text:span> training.LotConfig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7">==</text:span> <text:span text:style-name="T19">'FR2'</text:span> <text:span text:style-name="T12">or</text:span> x <text:span text:style-name="T7">==</text:span> <text:span text:style-name="T19">'FR3'</text:span> <text:span text:style-name="T12">else</text:span> x)</text:p>
      <text:p text:style-name="P1"/>
      <text:p text:style-name="P1"><text:soft-page-break/>'LandSlope' – <text:span text:style-name="T24">change to binary</text:span></text:p>
      <text:p text:style-name="P3">training[<text:span text:style-name="T19">'LandSlope_Gentle'</text:span>] <text:span text:style-name="T7">=</text:span> training.LandSlop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tl'</text:span> <text:span text:style-name="T12">else</text:span> <text:span text:style-name="T15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3">training.Condition1 <text:span text:style-name="T7">=</text:span> training.Condition1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5">training.Condition1 <text:span text:style-name="T7">=</text:span> training.Condition1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Condition2' – <text:span text:style-name="T3">change to binary?</text:span></text:p>
      <text:p text:style-name="P3">training.Condition2 <text:span text:style-name="T7">=</text:span> training.Condition2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5">training.Condition2 <text:span text:style-name="T7">=</text:span> training.Condition2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25">normalize</text:span></text:p>
      <text:p text:style-name="P3">training[<text:span text:style-name="T19">'Year_Old'</text:span>] <text:span text:style-name="T7">=</text:span> training.YearBuilt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YearRemodAdd' – <text:span text:style-name="T25">normalize</text:span></text:p>
      <text:p text:style-name="P3">training[<text:span text:style-name="T19">'Remod_Age'</text:span>] <text:span text:style-name="T7">=</text:span> training.YearRemodAdd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RoofStyle' – <text:span text:style-name="T3">lower dimensionality?</text:span></text:p>
      <text:p text:style-name="P3">training[<text:span text:style-name="T19">'Gable_Roof'</text:span>] <text:span text:style-name="T7">=</text:span> training.RoofStyl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able'</text:span> <text:span text:style-name="T12">else</text:span> <text:span text:style-name="T15">0</text:span>)</text:p>
      <text:p text:style-name="P1"><text:soft-page-break/></text:p>
      <text:p text:style-name="P1">'RoofMatl' – <text:span text:style-name="T3">lower dimensionality?</text:span></text:p>
      <text:p text:style-name="P1"><text:span text:style-name="T23">training[</text:span><text:span text:style-name="T20">'Comp_Roof'</text:span><text:span text:style-name="T23">] </text:span><text:span text:style-name="T8">=</text:span><text:span text:style-name="T23"> training.RoofMatl.</text:span><text:span text:style-name="T10">apply</text:span><text:span text:style-name="T23">(</text:span><text:span text:style-name="T13">lambda</text:span><text:span text:style-name="T23"> </text:span><text:span text:style-name="T17">x</text:span><text:span text:style-name="T23">: </text:span><text:span text:style-name="T18">1</text:span><text:span text:style-name="T23"> </text:span><text:span text:style-name="T14">if</text:span><text:span text:style-name="T23"> x </text:span><text:span text:style-name="T8">==</text:span><text:span text:style-name="T23"> </text:span><text:span text:style-name="T20">'CompShg'</text:span><text:span text:style-name="T23"> </text:span><text:span text:style-name="T14">else</text:span><text:span text:style-name="T23"> </text:span><text:span text:style-name="T18">0</text:span><text:span text:style-name="T23">)</text:span></text:p>
      <text:p text:style-name="P1">'Exterior1st' – <text:span text:style-name="T3">lower dimensionality?</text:span></text:p>
      <text:p text:style-name="P3">training.Exterior1st <text:span text:style-name="T7">=</text:span> training.Exterior1st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12">in</text:span> ext1_others <text:span text:style-name="T12">else</text:span> x)</text:p>
      <text:p text:style-name="P1"/>
      <text:p text:style-name="P1">'Exterior2nd' – <text:span text:style-name="T3">lower simensionality?</text:span></text:p>
      <text:p text:style-name="P1">'MasVnrType' – <text:span text:style-name="T1">null values </text:span><text:span text:style-name="T2">(none?), </text:span><text:span text:style-name="T4">right skweed</text:span></text:p>
      <text:p text:style-name="P1">'MasVnrArea' – <text:span text:style-name="T1">null values</text:span></text:p>
      <text:p text:style-name="P1">'ExterQual' – <text:span text:style-name="T2">change to ordinal, </text:span>Ex Excellent Gd Good TA Average/Typical Fa Fair Po Poor</text:p>
      <text:p text:style-name="P1">'ExterCond' – <text:span text:style-name="T2">change to ordinal, </text:span>Ex Excellent Gd Good TA Average/Typical Fa Fair Po Poor</text:p>
      <text:p text:style-name="P1">'Foundation' – <text:span text:style-name="T4">lower dimensionality?</text:span></text:p>
      <text:p text:style-name="P1"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1">'BsmtFinType1' – <text:span text:style-name="T1">null values </text:span><text:span text:style-name="T2">(none)</text:span></text:p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1">'BsmtFinSF2' – <text:span text:style-name="T4">right skewed</text:span></text:p>
      <text:p text:style-name="P1">'BsmtUnfSF' – <text:span text:style-name="T4">right skwewd</text:span></text:p>
      <text:p text:style-name="P1"><text:soft-page-break/><text:s/>'TotalBsmtSF' – <text:span text:style-name="T4">right skewed</text:span></text:p>
      <text:p text:style-name="P1">'Heating'</text:p>
      <text:p text:style-name="P1">'HeatingQC' - <text:span text:style-name="T2">change to ordinal, </text:span>Ex Excellent Gd Good TA Average/Typical Fa Fair Po Poor</text:p>
      <text:p text:style-name="P1">'CentralAir' – <text:span text:style-name="T2">change to binary</text:span></text:p>
      <text:p text:style-name="P1">'Electrical' – <text:span text:style-name="T1">null value</text:span></text:p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1">'TotRmsAbvGrd' – <text:span text:style-name="T5">highly correlated</text:span></text:p>
      <text:p text:style-name="P1">'Functional' – <text:span text:style-name="T5">make binary?</text:span></text:p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1">'GarageType' – <text:span text:style-name="T1">null values </text:span><text:span text:style-name="T2">(none)</text:span></text:p>
      <text:p text:style-name="P1">'GarageYrBlt' – <text:span text:style-name="T1">null values </text:span><text:span text:style-name="T2">(none) – </text:span><text:span text:style-name="T5">highly correlated</text:span></text:p>
      <text:p text:style-name="P1"><text:soft-page-break/>'GarageFinish' – <text:span text:style-name="T1">null values </text:span><text:span text:style-name="T2">(none)</text:span></text:p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1">'PavedDrive'</text:p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1">'Fence' – <text:span text:style-name="T1">mostly null </text:span><text:span text:style-name="T2">(none)</text:span></text:p>
      <text:p text:style-name="P1">'MiscFeature' – <text:span text:style-name="T1">mostly null </text:span><text:span text:style-name="T2">(none)</text:span></text:p>
      <text:p text:style-name="P1">'MiscVal' – <text:span text:style-name="T5">right skewed</text:span></text:p>
      <text:p text:style-name="P1"><text:s/>'MoSold'</text:p>
      <text:p text:style-name="P1">'YrSold'</text:p>
      <text:p text:style-name="P1"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5:42:31.784822914</meta:creation-date>
    <dc:date>2021-10-23T09:56:51.327642349</dc:date>
    <meta:editing-duration>PT1H44M2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96" meta:word-count="690" meta:character-count="5104" meta:non-whitespace-character-count="4447"/>
  </office:meta>
</office:document-meta>
</file>